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21J0110</text:p>
          </table:table-cell>
          <table:table-cell office:value-type="string" calcext:value-type="string">
            <text:p>2021-06-17 2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3744" calcext:value-type="float">
            <text:p>44.4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J0110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5768" calcext:value-type="float">
            <text:p>44.6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J0110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5704" calcext:value-type="float">
            <text:p>44.8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J0110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94264" calcext:value-type="float">
            <text:p>48.5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J0110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6968" calcext:value-type="float">
            <text:p>46.6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J0110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696" calcext:value-type="float">
            <text:p>44.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J0110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67984" calcext:value-type="float">
            <text:p>44.0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J0110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5752" calcext:value-type="float">
            <text:p>43.7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J0110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4296" calcext:value-type="float">
            <text:p>42.7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J0110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9224" calcext:value-type="float">
            <text:p>42.5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J0110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9768" calcext:value-type="float">
            <text:p>42.3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J0110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8496" calcext:value-type="float">
            <text:p>42.0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J0110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812" calcext:value-type="float">
            <text:p>42.1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J0110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2464" calcext:value-type="float">
            <text:p>41.8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J0110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5512" calcext:value-type="float">
            <text:p>41.8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J0110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6952" calcext:value-type="float">
            <text:p>41.9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J0110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568" calcext:value-type="float">
            <text:p>41.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J0110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5368" calcext:value-type="float">
            <text:p>41.4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J0110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9376" calcext:value-type="float">
            <text:p>41.4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J0110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0024" calcext:value-type="float">
            <text:p>41.3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J0110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2488" calcext:value-type="float">
            <text:p>41.2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J0110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8728" calcext:value-type="float">
            <text:p>41.6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J0110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6624" calcext:value-type="float">
            <text:p>40.8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J0110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J0110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9696" calcext:value-type="float">
            <text:p>40.2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J0110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0176" calcext:value-type="float">
            <text:p>40.2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J0110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1576" calcext:value-type="float">
            <text:p>40.0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J0110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4584" calcext:value-type="float">
            <text:p>39.7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J0110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7864" calcext:value-type="float">
            <text:p>39.2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J0110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6992" calcext:value-type="float">
            <text:p>38.4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J0110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1608" calcext:value-type="float">
            <text:p>38.01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J0110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4512" calcext:value-type="float">
            <text:p>37.62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J0110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4744" calcext:value-type="float">
            <text:p>37.19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J0110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0864" calcext:value-type="float">
            <text:p>36.63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J0110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444" calcext:value-type="float">
            <text:p>39.3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J0110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3208" calcext:value-type="float">
            <text:p>35.57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J0110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724" calcext:value-type="float">
            <text:p>35.06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J0110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4168" calcext:value-type="float">
            <text:p>35.63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J0110</text:p>
          </table:table-cell>
          <table:table-cell office:value-type="string" calcext:value-type="string">
            <text:p>197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1712" calcext:value-type="float">
            <text:p>34.2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J0110</text:p>
          </table:table-cell>
          <table:table-cell office:value-type="string" calcext:value-type="string">
            <text:p>197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9856" calcext:value-type="float">
            <text:p>33.89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J0110</text:p>
          </table:table-cell>
          <table:table-cell office:value-type="string" calcext:value-type="string">
            <text:p>197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J0110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4672" calcext:value-type="float">
            <text:p>35.09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J0110</text:p>
          </table:table-cell>
          <table:table-cell office:value-type="string" calcext:value-type="string">
            <text:p>197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9336" calcext:value-type="float">
            <text:p>33.54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J0110</text:p>
          </table:table-cell>
          <table:table-cell office:value-type="string" calcext:value-type="string">
            <text:p>197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0776" calcext:value-type="float">
            <text:p>33.64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J0110</text:p>
          </table:table-cell>
          <table:table-cell office:value-type="string" calcext:value-type="string">
            <text:p>197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J0110</text:p>
          </table:table-cell>
          <table:table-cell office:value-type="string" calcext:value-type="string">
            <text:p>196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J0110</text:p>
          </table:table-cell>
          <table:table-cell office:value-type="string" calcext:value-type="string">
            <text:p>196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J0110</text:p>
          </table:table-cell>
          <table:table-cell office:value-type="string" calcext:value-type="string">
            <text:p>196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J0110</text:p>
          </table:table-cell>
          <table:table-cell office:value-type="string" calcext:value-type="string">
            <text:p>196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448" calcext:value-type="float">
            <text:p>32.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J0110</text:p>
          </table:table-cell>
          <table:table-cell office:value-type="string" calcext:value-type="string">
            <text:p>196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J0110</text:p>
          </table:table-cell>
          <table:table-cell office:value-type="string" calcext:value-type="string">
            <text:p>196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J0110</text:p>
          </table:table-cell>
          <table:table-cell office:value-type="string" calcext:value-type="string">
            <text:p>196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J0110</text:p>
          </table:table-cell>
          <table:table-cell office:value-type="string" calcext:value-type="string">
            <text:p>196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J0110</text:p>
          </table:table-cell>
          <table:table-cell office:value-type="string" calcext:value-type="string">
            <text:p>196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J0110</text:p>
          </table:table-cell>
          <table:table-cell office:value-type="string" calcext:value-type="string">
            <text:p>196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J0110</text:p>
          </table:table-cell>
          <table:table-cell office:value-type="string" calcext:value-type="string">
            <text:p>195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J0110</text:p>
          </table:table-cell>
          <table:table-cell office:value-type="string" calcext:value-type="string">
            <text:p>195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J0110</text:p>
          </table:table-cell>
          <table:table-cell office:value-type="string" calcext:value-type="string">
            <text:p>195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J0110</text:p>
          </table:table-cell>
          <table:table-cell office:value-type="string" calcext:value-type="string">
            <text:p>195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3776" calcext:value-type="float">
            <text:p>30.97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96" meta:object-count="0"/>
    <meta:user-defined meta:name="AppVersion">3.0</meta:user-defined>
  </office:meta>
</office:document-meta>
</file>